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51.11pt" svg:y="34.02pt">
            <draw:object draw:notify-on-update-of-ranges="Sheet1.I3:Sheet1.I3 Sheet1.I4:Sheet1.I8 Sheet1.J3:Sheet1.J3 Sheet1.J4:Sheet1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0.85pt" svg:y="292.48pt">
            <draw:object draw:notify-on-update-of-ranges="Sheet1.I24:Sheet1.I24 Sheet1.I25:Sheet1.I29 Sheet1.J24:Sheet1.J24 Sheet1.J25:Sheet1.J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to OG false pos</text:p>
          </table:table-cell>
          <table:table-cell office:value-type="string" calcext:value-type="string">
            <text:p>Moto OG false neg</text:p>
          </table:table-cell>
          <table:table-cell office:value-type="string" calcext:value-type="string">
            <text:p>Moto 6 false pos</text:p>
          </table:table-cell>
          <table:table-cell office:value-type="string" calcext:value-type="string">
            <text:p>Moto 6 falsee neg</text:p>
          </table:table-cell>
          <table:table-cell office:value-type="string" calcext:value-type="string">
            <text:p>E4 6 false pos</text:p>
          </table:table-cell>
          <table:table-cell table:style-name="Default" office:value-type="string" calcext:value-type="string">
            <text:p>E4 6 false neg</text:p>
          </table:table-cell>
          <table:table-cell table:number-columns-repeated="4"/>
        </table:table-row>
        <table:table-row table:style-name="ro2">
          <table:table-cell table:style-name="ce1" office:value-type="time" office:time-value="PT18H36M03.234S" calcext:value-type="time">
            <text:p>18:36:03.23</text:p>
          </table:table-cell>
          <table:table-cell office:value-type="time" office:time-value="PT18H22M11.945S" calcext:value-type="time">
            <text:p>18:22:11.95</text:p>
          </table:table-cell>
          <table:table-cell office:value-type="time" office:time-value="PT18H35M09.187S" calcext:value-type="time">
            <text:p>18:35:09.19</text:p>
          </table:table-cell>
          <table:table-cell office:value-type="time" office:time-value="PT18H22M11.945S" calcext:value-type="time">
            <text:p>18:22:11.95</text:p>
          </table:table-cell>
          <table:table-cell table:style-name="ce1" office:value-type="time" office:time-value="PT18H22M25.301S" calcext:value-type="time">
            <text:p>18:22:25.30</text:p>
          </table:table-cell>
          <table:table-cell office:value-type="time" office:time-value="PT18H22M11.391S" calcext:value-type="time">
            <text:p>18:22:11.39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 office:value-type="time" office:time-value="PT18H36M03.371S" calcext:value-type="time">
            <text:p>18:36:03.37</text:p>
          </table:table-cell>
          <table:table-cell office:value-type="time" office:time-value="PT18H22M14.177S" calcext:value-type="time">
            <text:p>18:22:14.18</text:p>
          </table:table-cell>
          <table:table-cell office:value-type="time" office:time-value="PT18H36M37.363S" calcext:value-type="time">
            <text:p>18:36:37.36</text:p>
          </table:table-cell>
          <table:table-cell office:value-type="time" office:time-value="PT18H22M14.177S" calcext:value-type="time">
            <text:p>18:22:14.18</text:p>
          </table:table-cell>
          <table:table-cell table:style-name="ce1" office:value-type="time" office:time-value="PT18H23M01.612S" calcext:value-type="time">
            <text:p>18:23:01.61</text:p>
          </table:table-cell>
          <table:table-cell office:value-type="time" office:time-value="PT18H22M25.079S" calcext:value-type="time">
            <text:p>18:22:25.08</text:p>
          </table:table-cell>
          <table:table-cell table:style-name="ce1"/>
          <table:table-cell table:number-columns-repeated="2"/>
          <table:table-cell office:value-type="string" calcext:value-type="string">
            <text:p>False negatives</text:p>
          </table:table-cell>
        </table:table-row>
        <table:table-row table:style-name="ro3">
          <table:table-cell table:style-name="ce1" office:value-type="time" office:time-value="PT18H48M03.025S" calcext:value-type="time">
            <text:p>18:48:03.03</text:p>
          </table:table-cell>
          <table:table-cell office:value-type="time" office:time-value="PT18H22M22.64S" calcext:value-type="time">
            <text:p>18:22:22.64</text:p>
          </table:table-cell>
          <table:table-cell office:value-type="time" office:time-value="PT18H41M03.37S" calcext:value-type="time">
            <text:p>18:41:03.37</text:p>
          </table:table-cell>
          <table:table-cell office:value-type="time" office:time-value="PT18H25M19.771S" calcext:value-type="time">
            <text:p>18:25:19.77</text:p>
          </table:table-cell>
          <table:table-cell table:style-name="ce1" office:value-type="time" office:time-value="PT18H25M33.482S" calcext:value-type="time">
            <text:p>18:25:33.48</text:p>
          </table:table-cell>
          <table:table-cell office:value-type="time" office:time-value="PT18H22M33.523S" calcext:value-type="time">
            <text:p>18:22:33.52</text:p>
          </table:table-cell>
          <table:table-cell table:style-name="ce1"/>
          <table:table-cell/>
          <table:table-cell office:value-type="string" calcext:value-type="string">
            <text:p>1<text:span text:style-name="T1">st</text:span> intake gesture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table:style-name="ce1" office:value-type="time" office:time-value="PT18H48M03.234S" calcext:value-type="time">
            <text:p>18:48:03.23</text:p>
          </table:table-cell>
          <table:table-cell office:value-type="time" office:time-value="PT18H22M35.202S" calcext:value-type="time">
            <text:p>18:22:35.20</text:p>
          </table:table-cell>
          <table:table-cell office:value-type="time" office:time-value="PT18H42M17.485S" calcext:value-type="time">
            <text:p>18:42:17.49</text:p>
          </table:table-cell>
          <table:table-cell office:value-type="time" office:time-value="PT18H25M50.139S" calcext:value-type="time">
            <text:p>18:25:50.14</text:p>
          </table:table-cell>
          <table:table-cell table:style-name="ce2" office:value-type="time" office:time-value="PT18H31M47.701S" calcext:value-type="time">
            <text:p>18:31:47.70</text:p>
          </table:table-cell>
          <table:table-cell office:value-type="time" office:time-value="PT18H22M38.397S" calcext:value-type="time">
            <text:p>18:22:38.40</text:p>
          </table:table-cell>
          <table:table-cell table:style-name="ce2"/>
          <table:table-cell/>
          <table:table-cell office:value-type="string" calcext:value-type="string">
            <text:p>2<text:span text:style-name="T1">nd</text:span> intake ges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1" office:value-type="time" office:time-value="PT18H48M03.373S" calcext:value-type="time">
            <text:p>18:48:03.37</text:p>
          </table:table-cell>
          <table:table-cell office:value-type="time" office:time-value="PT18H22M36.882S" calcext:value-type="time">
            <text:p>18:22:36.88</text:p>
          </table:table-cell>
          <table:table-cell office:value-type="time" office:time-value="PT18H42M30.507S" calcext:value-type="time">
            <text:p>18:42:30.51</text:p>
          </table:table-cell>
          <table:table-cell office:value-type="time" office:time-value="PT18H31M44.533S" calcext:value-type="time">
            <text:p>18:31:44.53</text:p>
          </table:table-cell>
          <table:table-cell table:style-name="ce1" office:value-type="time" office:time-value="PT18H31M55.014S" calcext:value-type="time">
            <text:p>18:31:55.01</text:p>
          </table:table-cell>
          <table:table-cell office:value-type="time" office:time-value="PT18H22M45.518S" calcext:value-type="time">
            <text:p>18:22:45.52</text:p>
          </table:table-cell>
          <table:table-cell table:style-name="ce1"/>
          <table:table-cell/>
          <table:table-cell office:value-type="string" calcext:value-type="string">
            <text:p>3<text:span text:style-name="T1">rd</text:span> intake gestur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2" office:value-type="time" office:time-value="PT18H48M55.737S" calcext:value-type="time">
            <text:p>18:48:55.74</text:p>
          </table:table-cell>
          <table:table-cell office:value-type="time" office:time-value="PT18H25M19.771S" calcext:value-type="time">
            <text:p>18:25:19.77</text:p>
          </table:table-cell>
          <table:table-cell office:value-type="time" office:time-value="PT18H45M03.18S" calcext:value-type="time">
            <text:p>18:45:03.18</text:p>
          </table:table-cell>
          <table:table-cell office:value-type="time" office:time-value="PT18H32M32.792S" calcext:value-type="time">
            <text:p>18:32:32.79</text:p>
          </table:table-cell>
          <table:table-cell table:style-name="ce1" office:value-type="time" office:time-value="PT18H32M45.634S" calcext:value-type="time">
            <text:p>18:32:45.63</text:p>
          </table:table-cell>
          <table:table-cell office:value-type="time" office:time-value="PT18H22M48.675S" calcext:value-type="time">
            <text:p>18:22:48.68</text:p>
          </table:table-cell>
          <table:table-cell table:style-name="ce1"/>
          <table:table-cell/>
          <table:table-cell office:value-type="string" calcext:value-type="string">
            <text:p>4<text:span text:style-name="T1">th</text:span> intake gestur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1" office:value-type="time" office:time-value="PT18H49M09.514S" calcext:value-type="time">
            <text:p>18:49:09.51</text:p>
          </table:table-cell>
          <table:table-cell office:value-type="time" office:time-value="PT18H25M21.811S" calcext:value-type="time">
            <text:p>18:25:21.81</text:p>
          </table:table-cell>
          <table:table-cell office:value-type="time" office:time-value="PT18H45M03.251S" calcext:value-type="time">
            <text:p>18:45:03.25</text:p>
          </table:table-cell>
          <table:table-cell office:value-type="time" office:time-value="PT18H35M02.366S" calcext:value-type="time">
            <text:p>18:35:02.37</text:p>
          </table:table-cell>
          <table:table-cell table:style-name="ce1" office:value-type="time" office:time-value="PT18H35M16.592S" calcext:value-type="time">
            <text:p>18:35:16.59</text:p>
          </table:table-cell>
          <table:table-cell office:value-type="time" office:time-value="PT18H22M56.739S" calcext:value-type="time">
            <text:p>18:22:56.74</text:p>
          </table:table-cell>
          <table:table-cell table:style-name="ce1"/>
          <table:table-cell/>
          <table:table-cell office:value-type="string" calcext:value-type="string">
            <text:p>5<text:span text:style-name="T1">th</text:span> intake gestur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/>
          <table:table-cell office:value-type="time" office:time-value="PT18H25M22.232S" calcext:value-type="time">
            <text:p>18:25:22.23</text:p>
          </table:table-cell>
          <table:table-cell office:value-type="time" office:time-value="PT18H46M02.953S" calcext:value-type="time">
            <text:p>18:46:02.95</text:p>
          </table:table-cell>
          <table:table-cell office:value-type="time" office:time-value="PT18H36M37.363S" calcext:value-type="time">
            <text:p>18:36:37.36</text:p>
          </table:table-cell>
          <table:table-cell table:style-name="ce1" office:value-type="time" office:time-value="PT18H35M16.594S" calcext:value-type="time">
            <text:p>18:35:16.59</text:p>
          </table:table-cell>
          <table:table-cell office:value-type="time" office:time-value="PT18H22M57.861S" calcext:value-type="time">
            <text:p>18:22:57.86</text:p>
          </table:table-cell>
          <table:table-cell table:style-name="ce1"/>
          <table:table-cell table:number-columns-repeated="2"/>
          <table:table-cell table:formula="of:=SUM([.J4:.J8])" office:value-type="float" office:value="42" calcext:value-type="float">
            <text:p>42</text:p>
          </table:table-cell>
        </table:table-row>
        <table:table-row table:style-name="ro2">
          <table:table-cell table:style-name="ce1"/>
          <table:table-cell office:value-type="time" office:time-value="PT18H25M48.556S" calcext:value-type="time">
            <text:p>18:25:48.56</text:p>
          </table:table-cell>
          <table:table-cell office:value-type="time" office:time-value="PT18H47M15.242S" calcext:value-type="time">
            <text:p>18:47:15.24</text:p>
          </table:table-cell>
          <table:table-cell office:value-type="time" office:time-value="PT18H38M16.726S" calcext:value-type="time">
            <text:p>18:38:16.73</text:p>
          </table:table-cell>
          <table:table-cell table:style-name="ce1" office:value-type="time" office:time-value="PT18H35M20.123S" calcext:value-type="time">
            <text:p>18:35:20.12</text:p>
          </table:table-cell>
          <table:table-cell office:value-type="time" office:time-value="PT18H23M01.612S" calcext:value-type="time">
            <text:p>18:23:01.61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office:value-type="time" office:time-value="PT18H31M44.533S" calcext:value-type="time">
            <text:p>18:31:44.53</text:p>
          </table:table-cell>
          <table:table-cell office:value-type="time" office:time-value="PT18H48M03.025S" calcext:value-type="time">
            <text:p>18:48:03.03</text:p>
          </table:table-cell>
          <table:table-cell office:value-type="time" office:time-value="PT18H41M51.558S" calcext:value-type="time">
            <text:p>18:41:51.56</text:p>
          </table:table-cell>
          <table:table-cell table:style-name="ce1" office:value-type="time" office:time-value="PT18H35M21.436S" calcext:value-type="time">
            <text:p>18:35:21.44</text:p>
          </table:table-cell>
          <table:table-cell office:value-type="time" office:time-value="PT18H25M19.795S" calcext:value-type="time">
            <text:p>18:25:19.80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office:value-type="time" office:time-value="PT18H31M44.815S" calcext:value-type="time">
            <text:p>18:31:44.82</text:p>
          </table:table-cell>
          <table:table-cell office:value-type="time" office:time-value="PT18H48M03.234S" calcext:value-type="time">
            <text:p>18:48:03.23</text:p>
          </table:table-cell>
          <table:table-cell office:value-type="time" office:time-value="PT18H47M43.381S" calcext:value-type="time">
            <text:p>18:47:43.38</text:p>
          </table:table-cell>
          <table:table-cell table:style-name="ce1" office:value-type="time" office:time-value="PT18H37M46.166S" calcext:value-type="time">
            <text:p>18:37:46.17</text:p>
          </table:table-cell>
          <table:table-cell office:value-type="time" office:time-value="PT18H25M23.176S" calcext:value-type="time">
            <text:p>18:25:23.18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office:value-type="time" office:time-value="PT18H31M44.884S" calcext:value-type="time">
            <text:p>18:31:44.88</text:p>
          </table:table-cell>
          <table:table-cell office:value-type="time" office:time-value="PT18H48M03.373S" calcext:value-type="time">
            <text:p>18:48:03.37</text:p>
          </table:table-cell>
          <table:table-cell office:value-type="time" office:time-value="PT18H48M11.139S" calcext:value-type="time">
            <text:p>18:48:11.14</text:p>
          </table:table-cell>
          <table:table-cell table:style-name="ce1" office:value-type="time" office:time-value="PT18H38M11.291S" calcext:value-type="time">
            <text:p>18:38:11.29</text:p>
          </table:table-cell>
          <table:table-cell office:value-type="time" office:time-value="PT18H25M26.392S" calcext:value-type="time">
            <text:p>18:25:26.39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office:value-type="time" office:time-value="PT18H32M32.58S" calcext:value-type="time">
            <text:p>18:32:32.58</text:p>
          </table:table-cell>
          <table:table-cell table:style-name="ce2" office:value-type="time" office:time-value="PT18H48M30.515S" calcext:value-type="time">
            <text:p>18:48:30.52</text:p>
          </table:table-cell>
          <table:table-cell table:style-name="ce2" office:value-type="time" office:time-value="PT18H48M11.419S" calcext:value-type="time">
            <text:p>18:48:11.42</text:p>
          </table:table-cell>
          <table:table-cell table:style-name="ce1" office:value-type="time" office:time-value="PT18H38M15.229S" calcext:value-type="time">
            <text:p>18:38:15.23</text:p>
          </table:table-cell>
          <table:table-cell office:value-type="time" office:time-value="PT18H25M33.482S" calcext:value-type="time">
            <text:p>18:25:33.48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2M32.792S" calcext:value-type="time">
            <text:p>18:32:32.79</text:p>
          </table:table-cell>
          <table:table-cell table:number-columns-repeated="2"/>
          <table:table-cell table:style-name="ce1" office:value-type="time" office:time-value="PT18H41M12.774S" calcext:value-type="time">
            <text:p>18:41:12.77</text:p>
          </table:table-cell>
          <table:table-cell office:value-type="time" office:time-value="PT18H25M48.296S" calcext:value-type="time">
            <text:p>18:25:48.3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2.366S" calcext:value-type="time">
            <text:p>18:35:02.37</text:p>
          </table:table-cell>
          <table:table-cell table:number-columns-repeated="2"/>
          <table:table-cell table:style-name="ce1" office:value-type="time" office:time-value="PT18H41M41.06S" calcext:value-type="time">
            <text:p>18:41:41.06</text:p>
          </table:table-cell>
          <table:table-cell office:value-type="time" office:time-value="PT18H25M48.298S" calcext:value-type="time">
            <text:p>18:25:48.3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2.645S" calcext:value-type="time">
            <text:p>18:35:02.65</text:p>
          </table:table-cell>
          <table:table-cell table:number-columns-repeated="2"/>
          <table:table-cell table:style-name="ce1" office:value-type="time" office:time-value="PT18H41M44.839S" calcext:value-type="time">
            <text:p>18:41:44.84</text:p>
          </table:table-cell>
          <table:table-cell office:value-type="time" office:time-value="PT18H25M59.548S" calcext:value-type="time">
            <text:p>18:25:59.55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3.275S" calcext:value-type="time">
            <text:p>18:35:03.28</text:p>
          </table:table-cell>
          <table:table-cell table:number-columns-repeated="2"/>
          <table:table-cell table:style-name="ce1" office:value-type="time" office:time-value="PT18H41M50.06S" calcext:value-type="time">
            <text:p>18:41:50.06</text:p>
          </table:table-cell>
          <table:table-cell office:value-type="time" office:time-value="PT18H25M59.769S" calcext:value-type="time">
            <text:p>18:25:59.77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3.7S" calcext:value-type="time">
            <text:p>18:35:03.70</text:p>
          </table:table-cell>
          <table:table-cell table:number-columns-repeated="2"/>
          <table:table-cell table:style-name="ce1" office:value-type="time" office:time-value="PT18H41M53.431S" calcext:value-type="time">
            <text:p>18:41:53.43</text:p>
          </table:table-cell>
          <table:table-cell office:value-type="time" office:time-value="PT18H25M59.951S" calcext:value-type="time">
            <text:p>18:25:59.95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3.905S" calcext:value-type="time">
            <text:p>18:35:03.91</text:p>
          </table:table-cell>
          <table:table-cell table:number-columns-repeated="2"/>
          <table:table-cell table:style-name="ce1" office:value-type="time" office:time-value="PT18H42M15.781S" calcext:value-type="time">
            <text:p>18:42:15.78</text:p>
          </table:table-cell>
          <table:table-cell office:value-type="time" office:time-value="PT18H31M43.387S" calcext:value-type="time">
            <text:p>18:31:43.39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4.754S" calcext:value-type="time">
            <text:p>18:35:04.75</text:p>
          </table:table-cell>
          <table:table-cell table:number-columns-repeated="2"/>
          <table:table-cell table:style-name="ce1" office:value-type="time" office:time-value="PT18H42M15.935S" calcext:value-type="time">
            <text:p>18:42:15.94</text:p>
          </table:table-cell>
          <table:table-cell office:value-type="time" office:time-value="PT18H31M51.261S" calcext:value-type="time">
            <text:p>18:31:51.26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4.961S" calcext:value-type="time">
            <text:p>18:35:04.96</text:p>
          </table:table-cell>
          <table:table-cell table:number-columns-repeated="2"/>
          <table:table-cell table:style-name="ce1" office:value-type="time" office:time-value="PT18H44M14.631S" calcext:value-type="time">
            <text:p>18:44:14.63</text:p>
          </table:table-cell>
          <table:table-cell office:value-type="time" office:time-value="PT18H31M51.448S" calcext:value-type="time">
            <text:p>18:31:51.45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5.382S" calcext:value-type="time">
            <text:p>18:35:05.38</text:p>
          </table:table-cell>
          <table:table-cell table:number-columns-repeated="2"/>
          <table:table-cell table:style-name="ce1" office:value-type="time" office:time-value="PT18H44M15.754S" calcext:value-type="time">
            <text:p>18:44:15.75</text:p>
          </table:table-cell>
          <table:table-cell office:value-type="time" office:time-value="PT18H32M09.292S" calcext:value-type="time">
            <text:p>18:32:09.29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time" office:time-value="PT18H35M05.592S" calcext:value-type="time">
            <text:p>18:35:05.59</text:p>
          </table:table-cell>
          <table:table-cell table:number-columns-repeated="2"/>
          <table:table-cell table:style-name="ce1" office:value-type="time" office:time-value="PT18H44M50.065S" calcext:value-type="time">
            <text:p>18:44:50.07</text:p>
          </table:table-cell>
          <table:table-cell office:value-type="time" office:time-value="PT18H32M10.011S" calcext:value-type="time">
            <text:p>18:32:10.01</text:p>
          </table:table-cell>
          <table:table-cell table:style-name="ce1"/>
          <table:table-cell table:number-columns-repeated="2"/>
          <table:table-cell office:value-type="string" calcext:value-type="string">
            <text:p>False negatives</text:p>
          </table:table-cell>
        </table:table-row>
        <table:table-row table:style-name="ro2">
          <table:table-cell/>
          <table:table-cell office:value-type="time" office:time-value="PT18H35M06.153S" calcext:value-type="time">
            <text:p>18:35:06.15</text:p>
          </table:table-cell>
          <table:table-cell table:number-columns-repeated="2"/>
          <table:table-cell table:style-name="ce1" office:value-type="time" office:time-value="PT18H44M50.261S" calcext:value-type="time">
            <text:p>18:44:50.26</text:p>
          </table:table-cell>
          <table:table-cell office:value-type="time" office:time-value="PT18H32M20.322S" calcext:value-type="time">
            <text:p>18:32:20.32</text:p>
          </table:table-cell>
          <table:table-cell table:style-name="ce1"/>
          <table:table-cell/>
          <table:table-cell office:value-type="string" calcext:value-type="string">
            <text:p>1st intake gestur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time" office:time-value="PT18H35M06.362S" calcext:value-type="time">
            <text:p>18:35:06.36</text:p>
          </table:table-cell>
          <table:table-cell table:number-columns-repeated="2"/>
          <table:table-cell table:style-name="ce1" office:value-type="time" office:time-value="PT18H47M23.396S" calcext:value-type="time">
            <text:p>18:47:23.40</text:p>
          </table:table-cell>
          <table:table-cell office:value-type="time" office:time-value="PT18H32M23.357S" calcext:value-type="time">
            <text:p>18:32:23.36</text:p>
          </table:table-cell>
          <table:table-cell table:style-name="ce1"/>
          <table:table-cell/>
          <table:table-cell office:value-type="string" calcext:value-type="string">
            <text:p>2nd intake gestur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time" office:time-value="PT18H35M06.573S" calcext:value-type="time">
            <text:p>18:35:06.57</text:p>
          </table:table-cell>
          <table:table-cell table:number-columns-repeated="2"/>
          <table:table-cell table:style-name="ce1" office:value-type="time" office:time-value="PT18H47M25.116S" calcext:value-type="time">
            <text:p>18:47:25.12</text:p>
          </table:table-cell>
          <table:table-cell office:value-type="time" office:time-value="PT18H32M23.73S" calcext:value-type="time">
            <text:p>18:32:23.73</text:p>
          </table:table-cell>
          <table:table-cell table:style-name="ce1"/>
          <table:table-cell/>
          <table:table-cell office:value-type="string" calcext:value-type="string">
            <text:p>3<text:span text:style-name="T1">rd</text:span> intake gestur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time" office:time-value="PT18H35M22.222S" calcext:value-type="time">
            <text:p>18:35:22.22</text:p>
          </table:table-cell>
          <table:table-cell table:number-columns-repeated="2"/>
          <table:table-cell table:style-name="ce1" office:value-type="time" office:time-value="PT18H47M45.366S" calcext:value-type="time">
            <text:p>18:47:45.37</text:p>
          </table:table-cell>
          <table:table-cell office:value-type="time" office:time-value="PT18H35M10.403S" calcext:value-type="time">
            <text:p>18:35:10.40</text:p>
          </table:table-cell>
          <table:table-cell table:style-name="ce1"/>
          <table:table-cell/>
          <table:table-cell office:value-type="string" calcext:value-type="string">
            <text:p>4th intake gesture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time" office:time-value="PT18H35M22.429S" calcext:value-type="time">
            <text:p>18:35:22.43</text:p>
          </table:table-cell>
          <table:table-cell table:number-columns-repeated="2"/>
          <table:table-cell table:style-name="ce1" office:value-type="time" office:time-value="PT18H47M54.333S" calcext:value-type="time">
            <text:p>18:47:54.33</text:p>
          </table:table-cell>
          <table:table-cell office:value-type="time" office:time-value="PT18H35M10.404S" calcext:value-type="time">
            <text:p>18:35:10.40</text:p>
          </table:table-cell>
          <table:table-cell table:style-name="ce1"/>
          <table:table-cell/>
          <table:table-cell office:value-type="string" calcext:value-type="string">
            <text:p>5<text:span text:style-name="T1">th</text:span> intake gestur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time" office:time-value="PT18H35M22.5S" calcext:value-type="time">
            <text:p>18:35:22.50</text:p>
          </table:table-cell>
          <table:table-cell table:number-columns-repeated="3"/>
          <table:table-cell office:value-type="time" office:time-value="PT18H35M10.624S" calcext:value-type="time">
            <text:p>18:35:10.62</text:p>
          </table:table-cell>
          <table:table-cell table:number-columns-repeated="2"/>
          <table:table-cell office:value-type="string" calcext:value-type="string">
            <text:p>6 second window</text:p>
          </table:table-cell>
          <table:table-cell/>
        </table:table-row>
        <table:table-row table:style-name="ro2">
          <table:table-cell/>
          <table:table-cell office:value-type="time" office:time-value="PT18H37M43.595S" calcext:value-type="time">
            <text:p>18:37:43.60</text:p>
          </table:table-cell>
          <table:table-cell table:number-columns-repeated="3"/>
          <table:table-cell office:value-type="time" office:time-value="PT18H35M16.375S" calcext:value-type="time">
            <text:p>18:35:16.38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37M44.926S" calcext:value-type="time">
            <text:p>18:37:44.93</text:p>
          </table:table-cell>
          <table:table-cell table:number-columns-repeated="3"/>
          <table:table-cell office:value-type="time" office:time-value="PT18H35M21.437S" calcext:value-type="time">
            <text:p>18:35:21.44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37M54.045S" calcext:value-type="time">
            <text:p>18:37:54.05</text:p>
          </table:table-cell>
          <table:table-cell table:number-columns-repeated="3"/>
          <table:table-cell office:value-type="time" office:time-value="PT18H35M27.821S" calcext:value-type="time">
            <text:p>18:35:27.82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37M54.324S" calcext:value-type="time">
            <text:p>18:37:54.32</text:p>
          </table:table-cell>
          <table:table-cell table:number-columns-repeated="3"/>
          <table:table-cell office:value-type="time" office:time-value="PT18H35M27.997S" calcext:value-type="time">
            <text:p>18:35:28.00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38M09.848S" calcext:value-type="time">
            <text:p>18:38:09.85</text:p>
          </table:table-cell>
          <table:table-cell table:number-columns-repeated="3"/>
          <table:table-cell table:style-name="ce2" office:value-type="time" office:time-value="PT18H35M28.185S" calcext:value-type="time">
            <text:p>18:35:28.1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time" office:time-value="PT18H38M10.602S" calcext:value-type="time">
            <text:p>18:38:10.60</text:p>
          </table:table-cell>
          <table:table-cell table:style-name="ce2" table:number-columns-repeated="2"/>
          <table:table-cell/>
          <table:table-cell office:value-type="time" office:time-value="PT18H35M28.186S" calcext:value-type="time">
            <text:p>18:35:28.19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38M16.726S" calcext:value-type="time">
            <text:p>18:38:16.73</text:p>
          </table:table-cell>
          <table:table-cell table:number-columns-repeated="3"/>
          <table:table-cell office:value-type="time" office:time-value="PT18H35M39.969S" calcext:value-type="time">
            <text:p>18:35:39.97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41M43.939S" calcext:value-type="time">
            <text:p>18:41:43.94</text:p>
          </table:table-cell>
          <table:table-cell table:number-columns-repeated="3"/>
          <table:table-cell office:value-type="time" office:time-value="PT18H35M48.063S" calcext:value-type="time">
            <text:p>18:35:48.06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41M51.558S" calcext:value-type="time">
            <text:p>18:41:51.56</text:p>
          </table:table-cell>
          <table:table-cell table:number-columns-repeated="3"/>
          <table:table-cell office:value-type="time" office:time-value="PT18H37M43.537S" calcext:value-type="time">
            <text:p>18:37:43.54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44M29.681S" calcext:value-type="time">
            <text:p>18:44:29.68</text:p>
          </table:table-cell>
          <table:table-cell table:number-columns-repeated="3"/>
          <table:table-cell office:value-type="time" office:time-value="PT18H37M43.726S" calcext:value-type="time">
            <text:p>18:37:43.73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44M31.07S" calcext:value-type="time">
            <text:p>18:44:31.07</text:p>
          </table:table-cell>
          <table:table-cell table:number-columns-repeated="3"/>
          <table:table-cell office:value-type="time" office:time-value="PT18H37M43.916S" calcext:value-type="time">
            <text:p>18:37:43.92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44M48.693S" calcext:value-type="time">
            <text:p>18:44:48.69</text:p>
          </table:table-cell>
          <table:table-cell table:number-columns-repeated="3"/>
          <table:table-cell office:value-type="time" office:time-value="PT18H38M07.756S" calcext:value-type="time">
            <text:p>18:38:07.76</text:p>
          </table:table-cell>
          <table:table-cell table:number-columns-repeated="4"/>
        </table:table-row>
        <table:table-row table:style-name="ro2">
          <table:table-cell/>
          <table:table-cell office:value-type="time" office:time-value="PT18H47M18.128S" calcext:value-type="time">
            <text:p>18:47:18.13</text:p>
          </table:table-cell>
          <table:table-cell table:number-columns-repeated="3"/>
          <table:table-cell office:value-type="time" office:time-value="PT18H38M15.415S" calcext:value-type="time">
            <text:p>18:38:15.4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16.546S" calcext:value-type="time">
            <text:p>18:38:16.55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0.039S" calcext:value-type="time">
            <text:p>18:38:30.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0.225S" calcext:value-type="time">
            <text:p>18:38:30.23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0.226S" calcext:value-type="time">
            <text:p>18:38:30.23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0.416S" calcext:value-type="time">
            <text:p>18:38:30.4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0.417S" calcext:value-type="time">
            <text:p>18:38:30.4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0.639S" calcext:value-type="time">
            <text:p>18:38:30.6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0.975S" calcext:value-type="time">
            <text:p>18:38:30.98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0.978S" calcext:value-type="time">
            <text:p>18:38:30.98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38M31.539S" calcext:value-type="time">
            <text:p>18:38:31.5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07.18S" calcext:value-type="time">
            <text:p>18:41:07.18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07.713S" calcext:value-type="time">
            <text:p>18:41:07.7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16.492S" calcext:value-type="time">
            <text:p>18:41:16.49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16.493S" calcext:value-type="time">
            <text:p>18:41:16.49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16.494S" calcext:value-type="time">
            <text:p>18:41:16.49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16.711S" calcext:value-type="time">
            <text:p>18:41:16.7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16.712S" calcext:value-type="time">
            <text:p>18:41:16.7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21.212S" calcext:value-type="time">
            <text:p>18:41:21.2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27.371S" calcext:value-type="time">
            <text:p>18:41:27.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41.242S" calcext:value-type="time">
            <text:p>18:41:41.2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41.618S" calcext:value-type="time">
            <text:p>18:41:41.6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41.809S" calcext:value-type="time">
            <text:p>18:41:41.8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50.242S" calcext:value-type="time">
            <text:p>18:41:50.2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51.029S" calcext:value-type="time">
            <text:p>18:41:51.03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51.031S" calcext:value-type="time">
            <text:p>18:41:51.03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1M52.118S" calcext:value-type="time">
            <text:p>18:41:52.1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4M08.439S" calcext:value-type="time">
            <text:p>18:44:08.4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4M17.627S" calcext:value-type="time">
            <text:p>18:44:17.63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4M17.819S" calcext:value-type="time">
            <text:p>18:44:17.8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4M27.95S" calcext:value-type="time">
            <text:p>18:44:27.95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4M48.192S" calcext:value-type="time">
            <text:p>18:44:48.19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4M50.063S" calcext:value-type="time">
            <text:p>18:44:50.06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7M17.583S" calcext:value-type="time">
            <text:p>18:47:17.58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7M31.456S" calcext:value-type="time">
            <text:p>18:47:31.46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7M32.02S" calcext:value-type="time">
            <text:p>18:47:32.0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7M41.022S" calcext:value-type="time">
            <text:p>18:47:41.0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7M42.52S" calcext:value-type="time">
            <text:p>18:47:42.52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7M58.833S" calcext:value-type="time">
            <text:p>18:47:58.83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8M09.145S" calcext:value-type="time">
            <text:p>18:48:09.15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8M09.707S" calcext:value-type="time">
            <text:p>18:48:09.7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time" office:time-value="PT18H48M12.9S" calcext:value-type="time">
            <text:p>18:48:12.9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D2:Sheet1.D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09:55:12.827000000</meta:creation-date>
    <dc:date>2018-07-30T15:56:16.962000000</dc:date>
    <meta:editing-duration>PT1H44M56S</meta:editing-duration>
    <meta:editing-cycles>1</meta:editing-cycles>
    <meta:document-statistic meta:table-count="1" meta:cell-count="216" meta:object-count="2"/>
    <meta:generator>LibreOffice/6.0.4.2$Windows_X86_64 LibreOffice_project/9b0d9b32d5dcda91d2f1a96dc04c645c450872bf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18cm" svg:y="4.201cm" style:legend-expansion="high" chart:style-name="ch2"/>
        <chart:plot-area chart:style-name="ch3" table:cell-range-address="Sheet1.I3:Sheet1.J8" chart:data-source-has-labels="both" svg:x="1.318cm" svg:y="0.18cm" svg:width="11.08cm" svg:height="8.64cm">
          <chartooo:coordinate-region svg:x="2.489cm" svg:y="0.18cm" svg:width="9.909cm" svg:height="5.805cm"/>
          <chart:axis chart:dimension="x" chart:name="primary-x" chart:style-name="ch4" chartooo:axis-type="auto">
            <chartooo:date-scale/>
            <chart:categories table:cell-range-address="Sheet1.I4:Sheet1.I8"/>
          </chart:axis>
          <chart:axis chart:dimension="y" chart:name="primary-y" chart:style-name="ch5">
            <chart:title svg:x="0.451cm" svg:y="5.146cm" chart:style-name="ch6">
              <text:p>Quantity</text:p>
            </chart:title>
            <chart:grid chart:style-name="ch7" chart:class="major"/>
          </chart:axis>
          <chart:series chart:style-name="ch8" chart:values-cell-range-address="Sheet1.J4:Sheet1.J8" chart:label-cell-address="Sheet1.J3:Sheet1.J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se negatives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t intake gesture</text:p>
                <draw:g>
                  <svg:desc>Sheet1.I4:Sheet1.I8</svg:desc>
                </draw:g>
              </table:table-cell>
              <table:table-cell office:value-type="float" office:value="21">
                <text:p>21</text:p>
                <draw:g>
                  <svg:desc>Sheet1.J4:Sheet1.J8</svg:desc>
                </draw:g>
              </table:table-cell>
            </table:table-row>
            <table:table-row>
              <table:table-cell office:value-type="string">
                <text:p>2nd intake gestu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rd intake gestu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th intake gestur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th intake gestur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18cm" svg:y="4.201cm" style:legend-expansion="high" chart:style-name="ch2"/>
        <chart:plot-area chart:style-name="ch3" table:cell-range-address="Sheet1.I24:Sheet1.J29" chart:data-source-has-labels="both" svg:x="0.32cm" svg:y="0.18cm" svg:width="12.078cm" svg:height="8.64cm">
          <chartooo:coordinate-region svg:x="1.388cm" svg:y="0.18cm" svg:width="11.01cm" svg:height="5.805cm"/>
          <chart:axis chart:dimension="x" chart:name="primary-x" chart:style-name="ch4" chartooo:axis-type="auto">
            <chartooo:date-scale/>
            <chart:categories table:cell-range-address="Sheet1.I25:Sheet1.I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5:Sheet1.J29" chart:label-cell-address="Sheet1.J24:Sheet1.J24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se negatives</text:p>
                <draw:g>
                  <svg:desc>Sheet1.J24:Sheet1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t intake gesture</text:p>
                <draw:g>
                  <svg:desc>Sheet1.I25:Sheet1.I29</svg:desc>
                </draw:g>
              </table:table-cell>
              <table:table-cell office:value-type="float" office:value="11">
                <text:p>11</text:p>
                <draw:g>
                  <svg:desc>Sheet1.J25:Sheet1.J29</svg:desc>
                </draw:g>
              </table:table-cell>
            </table:table-row>
            <table:table-row>
              <table:table-cell office:value-type="string">
                <text:p>2nd intake gestur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rd intake gestur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th intake gestur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th intake gesture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